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618in"/>
    </style:style>
    <style:style style:name="co3" style:family="table-column">
      <style:table-column-properties fo:break-before="auto" style:column-width="0.9429in"/>
    </style:style>
    <style:style style:name="co4" style:family="table-column">
      <style:table-column-properties fo:break-before="auto" style:column-width="0.9217in"/>
    </style:style>
    <style:style style:name="co5" style:family="table-column">
      <style:table-column-properties fo:break-before="auto" style:column-width="1.0291in"/>
    </style:style>
    <style:style style:name="co6" style:family="table-column">
      <style:table-column-properties fo:break-before="auto" style:column-width="0.8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3" table:default-cell-style-name="ce2"/>
        <table:table-column table:style-name="co1" table:number-columns-repeated="7" table:default-cell-style-name="Default"/>
        <table:table-row table:style-name="ro1" table:number-rows-repeated="2">
          <table:table-cell/>
          <table:table-cell table:style-name="Default" table:number-columns-repeated="10"/>
          <table:table-cell table:number-columns-repeated="7"/>
        </table:table-row>
        <table:table-row table:style-name="ro1">
          <table:table-cell/>
          <table:table-cell office:value-type="string" calcext:value-type="string" table:number-columns-spanned="14" table:number-rows-spanned="1">
            <text:p>SGL Transaction Implementation</text:p>
          </table:table-cell>
          <table:covered-table-cell table:number-columns-repeated="13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Contention Status</text:p>
          </table:table-cell>
          <table:table-cell table:style-name="ce1" office:value-type="string" calcext:value-type="string">
            <text:p>Thread Coun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2">
            <text:p>High</text:p>
          </table:table-cell>
          <table:table-cell table:style-name="ce1" office:value-type="string" calcext:value-type="string">
            <text:p>Average Throughput (txns/ns)</text:p>
          </table:table-cell>
          <table:table-cell table:style-name="ce1" office:value-type="float" office:value="0.00008" calcext:value-type="float">
            <text:p>8E-05</text:p>
          </table:table-cell>
          <table:table-cell table:style-name="ce1" office:value-type="float" office:value="0.000035" calcext:value-type="float">
            <text:p>3.5E-05</text:p>
          </table:table-cell>
          <table:table-cell table:style-name="ce1" office:value-type="float" office:value="0.000031" calcext:value-type="float">
            <text:p>3.1E-05</text:p>
          </table:table-cell>
          <table:table-cell table:style-name="ce1" office:value-type="float" office:value="0.000028" calcext:value-type="float">
            <text:p>2.8E-05</text:p>
          </table:table-cell>
          <table:table-cell table:style-name="ce1" office:value-type="float" office:value="0.000026" calcext:value-type="float">
            <text:p>2.6E-05</text:p>
          </table:table-cell>
          <table:table-cell table:style-name="ce1" office:value-type="float" office:value="0.000014" calcext:value-type="float">
            <text:p>1.4E-05</text:p>
          </table:table-cell>
          <table:table-cell table:style-name="ce1" office:value-type="float" office:value="0.000018" calcext:value-type="float">
            <text:p>1.8E-05</text:p>
          </table:table-cell>
          <table:table-cell table:style-name="ce1" office:value-type="float" office:value="0.000016" calcext:value-type="float">
            <text:p>1.6E-05</text:p>
          </table:table-cell>
          <table:table-cell table:number-columns-repeated="2" office:value-type="float" office:value="0.000009" calcext:value-type="float">
            <text:p>9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8" calcext:value-type="float">
            <text:p>8E-06</text:p>
          </table:table-cell>
          <table:table-cell table:number-columns-repeated="3" office:value-type="float" office:value="0.000005" calcext:value-type="float">
            <text:p>5E-06</text:p>
          </table:table-cell>
        </table:table-row>
        <table:table-row table:style-name="ro1">
          <table:table-cell/>
          <table:covered-table-cell/>
          <table:table-cell table:style-name="ce1" office:value-type="string" calcext:value-type="string">
            <text:p>Average Throughput (txns/s)</text:p>
          </table:table-cell>
          <table:table-cell table:style-name="ce1" office:value-type="float" office:value="79594.445312" calcext:value-type="float">
            <text:p>79594.445312</text:p>
          </table:table-cell>
          <table:table-cell table:style-name="ce1" office:value-type="float" office:value="34865.582031" calcext:value-type="float">
            <text:p>34865.582031</text:p>
          </table:table-cell>
          <table:table-cell table:style-name="ce1" office:value-type="float" office:value="30755.40625" calcext:value-type="float">
            <text:p>30755.40625</text:p>
          </table:table-cell>
          <table:table-cell table:style-name="ce1" office:value-type="float" office:value="27590.179688" calcext:value-type="float">
            <text:p>27590.179688</text:p>
          </table:table-cell>
          <table:table-cell table:style-name="ce1" office:value-type="float" office:value="26434.697266" calcext:value-type="float">
            <text:p>26434.697266</text:p>
          </table:table-cell>
          <table:table-cell table:style-name="ce1" office:value-type="float" office:value="13758.176758" calcext:value-type="float">
            <text:p>13758.176758</text:p>
          </table:table-cell>
          <table:table-cell table:style-name="ce1" office:value-type="float" office:value="17654.951172" calcext:value-type="float">
            <text:p>17654.951172</text:p>
          </table:table-cell>
          <table:table-cell table:style-name="ce1" office:value-type="float" office:value="15739.027344" calcext:value-type="float">
            <text:p>15739.027344</text:p>
          </table:table-cell>
          <table:table-cell office:value-type="float" office:value="9344.768555" calcext:value-type="float">
            <text:p>9344.768555</text:p>
          </table:table-cell>
          <table:table-cell office:value-type="float" office:value="9136.186523" calcext:value-type="float">
            <text:p>9136.186523</text:p>
          </table:table-cell>
          <table:table-cell office:value-type="float" office:value="6605.494141" calcext:value-type="float">
            <text:p>6605.494141</text:p>
          </table:table-cell>
          <table:table-cell office:value-type="float" office:value="8277.607422" calcext:value-type="float">
            <text:p>8277.607422</text:p>
          </table:table-cell>
          <table:table-cell office:value-type="float" office:value="4858.189941" calcext:value-type="float">
            <text:p>4858.189941</text:p>
          </table:table-cell>
          <table:table-cell office:value-type="float" office:value="5080.721191" calcext:value-type="float">
            <text:p>5080.721191</text:p>
          </table:table-cell>
          <table:table-cell office:value-type="float" office:value="5096.743652" calcext:value-type="float">
            <text:p>5096.743652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2">
            <text:p>Low</text:p>
          </table:table-cell>
          <table:table-cell table:style-name="ce1" office:value-type="string" calcext:value-type="string">
            <text:p>Average Throughput (txns/ns)</text:p>
          </table:table-cell>
          <table:table-cell table:style-name="ce1" office:value-type="float" office:value="0.000185" calcext:value-type="float">
            <text:p>0.000185</text:p>
          </table:table-cell>
          <table:table-cell table:style-name="ce1" office:value-type="float" office:value="0.000171" calcext:value-type="float">
            <text:p>0.000171</text:p>
          </table:table-cell>
          <table:table-cell table:style-name="ce1" office:value-type="float" office:value="0.000031" calcext:value-type="float">
            <text:p>3.1E-05</text:p>
          </table:table-cell>
          <table:table-cell table:style-name="ce1" office:value-type="float" office:value="0.0001" calcext:value-type="float">
            <text:p>1E-04</text:p>
          </table:table-cell>
          <table:table-cell table:style-name="ce1" office:value-type="float" office:value="0.000021" calcext:value-type="float">
            <text:p>2.1E-05</text:p>
          </table:table-cell>
          <table:table-cell table:style-name="ce1" office:value-type="float" office:value="0.000074" calcext:value-type="float">
            <text:p>7.4E-05</text:p>
          </table:table-cell>
          <table:table-cell table:style-name="ce1" office:value-type="float" office:value="0.000013" calcext:value-type="float">
            <text:p>1.3E-05</text:p>
          </table:table-cell>
          <table:table-cell table:style-name="ce1" office:value-type="float" office:value="0.000007" calcext:value-type="float">
            <text:p>7E-06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82" calcext:value-type="float">
            <text:p>8.2E-05</text:p>
          </table:table-cell>
          <table:table-cell office:value-type="float" office:value="0.000009" calcext:value-type="float">
            <text:p>9E-06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7" calcext:value-type="float">
            <text:p>1.7E-05</text:p>
          </table:table-cell>
        </table:table-row>
        <table:table-row table:style-name="ro1">
          <table:table-cell/>
          <table:covered-table-cell/>
          <table:table-cell table:style-name="ce1" office:value-type="string" calcext:value-type="string">
            <text:p>Average Throughput (txns/s)</text:p>
          </table:table-cell>
          <table:table-cell table:style-name="ce1" office:value-type="float" office:value="185157.953125" calcext:value-type="float">
            <text:p>185157.953125</text:p>
          </table:table-cell>
          <table:table-cell table:style-name="ce1" office:value-type="float" office:value="170694.25" calcext:value-type="float">
            <text:p>170694.25</text:p>
          </table:table-cell>
          <table:table-cell table:style-name="ce1" office:value-type="float" office:value="31052.541016" calcext:value-type="float">
            <text:p>31052.541016</text:p>
          </table:table-cell>
          <table:table-cell table:style-name="ce1" office:value-type="float" office:value="100394.25" calcext:value-type="float">
            <text:p>100394.25</text:p>
          </table:table-cell>
          <table:table-cell table:style-name="ce1" office:value-type="float" office:value="20829.273438" calcext:value-type="float">
            <text:p>20829.273438</text:p>
          </table:table-cell>
          <table:table-cell table:style-name="ce1" office:value-type="float" office:value="74250.84375" calcext:value-type="float">
            <text:p>74250.84375</text:p>
          </table:table-cell>
          <table:table-cell table:style-name="ce1" office:value-type="float" office:value="12589.493164" calcext:value-type="float">
            <text:p>12589.493164</text:p>
          </table:table-cell>
          <table:table-cell table:style-name="ce1" office:value-type="float" office:value="7006.71875" calcext:value-type="float">
            <text:p>7006.71875</text:p>
          </table:table-cell>
          <table:table-cell office:value-type="float" office:value="7903.827148" calcext:value-type="float">
            <text:p>7903.827148</text:p>
          </table:table-cell>
          <table:table-cell office:value-type="float" office:value="82390.546875" calcext:value-type="float">
            <text:p>82390.546875</text:p>
          </table:table-cell>
          <table:table-cell office:value-type="float" office:value="8591.917969" calcext:value-type="float">
            <text:p>8591.917969</text:p>
          </table:table-cell>
          <table:table-cell office:value-type="float" office:value="4100.473633" calcext:value-type="float">
            <text:p>4100.473633</text:p>
          </table:table-cell>
          <table:table-cell office:value-type="float" office:value="4055.96582" calcext:value-type="float">
            <text:p>4055.96582</text:p>
          </table:table-cell>
          <table:table-cell office:value-type="float" office:value="2878.787354" calcext:value-type="float">
            <text:p>2878.787354</text:p>
          </table:table-cell>
          <table:table-cell office:value-type="float" office:value="16545.90625" calcext:value-type="float">
            <text:p>16545.90625</text:p>
          </table:table-cell>
        </table:table-row>
        <table:table-row table:style-name="ro1">
          <table:table-cell/>
          <table:table-cell table:style-name="Default" table:number-columns-repeated="10"/>
          <table:table-cell table:number-columns-repeated="7"/>
        </table:table-row>
        <table:table-row table:style-name="ro1">
          <table:table-cell/>
          <table:table-cell office:value-type="string" calcext:value-type="string" table:number-columns-spanned="10" table:number-rows-spanned="1">
            <text:p>Two Phase Locking Transaction Implementation</text:p>
          </table:table-cell>
          <table:covered-table-cell table:number-columns-repeated="9"/>
          <table:table-cell table:number-columns-repeated="7"/>
        </table:table-row>
        <table:table-row table:style-name="ro1">
          <table:table-cell/>
          <table:table-cell office:value-type="string" calcext:value-type="string">
            <text:p>Contention Status</text:p>
          </table:table-cell>
          <table:table-cell office:value-type="string" calcext:value-type="string">
            <text:p>Thread Coun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2">
            <text:p>High</text:p>
          </table:table-cell>
          <table:table-cell office:value-type="string" calcext:value-type="string">
            <text:p>Average Throughput (txns/ns)</text:p>
          </table:table-cell>
          <table:table-cell office:value-type="float" office:value="0.000096" calcext:value-type="float">
            <text:p>9.6E-05</text:p>
          </table:table-cell>
          <table:table-cell table:number-columns-repeated="2" office:value-type="float" office:value="0.000033" calcext:value-type="float">
            <text:p>3.3E-05</text:p>
          </table:table-cell>
          <table:table-cell office:value-type="float" office:value="0.000085" calcext:value-type="float">
            <text:p>8.5E-05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51" calcext:value-type="float">
            <text:p>5.1E-05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Average Throughput (txns/s)</text:p>
          </table:table-cell>
          <table:table-cell office:value-type="float" office:value="96057.367188" calcext:value-type="float">
            <text:p>96057.367188</text:p>
          </table:table-cell>
          <table:table-cell office:value-type="float" office:value="32828.382812" calcext:value-type="float">
            <text:p>32828.382812</text:p>
          </table:table-cell>
          <table:table-cell office:value-type="float" office:value="33001.855469" calcext:value-type="float">
            <text:p>33001.855469</text:p>
          </table:table-cell>
          <table:table-cell office:value-type="float" office:value="84951.140625" calcext:value-type="float">
            <text:p>84951.140625</text:p>
          </table:table-cell>
          <table:table-cell office:value-type="float" office:value="26931.306641" calcext:value-type="float">
            <text:p>26931.306641</text:p>
          </table:table-cell>
          <table:table-cell office:value-type="float" office:value="14545.602539" calcext:value-type="float">
            <text:p>14545.602539</text:p>
          </table:table-cell>
          <table:table-cell office:value-type="float" office:value="18648.001953" calcext:value-type="float">
            <text:p>18648.001953</text:p>
          </table:table-cell>
          <table:table-cell office:value-type="float" office:value="10396.5" calcext:value-type="float">
            <text:p>10396.5</text:p>
          </table:table-cell>
          <table:table-cell office:value-type="float" office:value="16671.107422" calcext:value-type="float">
            <text:p>16671.107422</text:p>
          </table:table-cell>
          <table:table-cell office:value-type="float" office:value="9282.835938" calcext:value-type="float">
            <text:p>9282.835938</text:p>
          </table:table-cell>
          <table:table-cell office:value-type="float" office:value="4932.439941" calcext:value-type="float">
            <text:p>4932.439941</text:p>
          </table:table-cell>
          <table:table-cell office:value-type="float" office:value="4250.602051" calcext:value-type="float">
            <text:p>4250.602051</text:p>
          </table:table-cell>
          <table:table-cell office:value-type="float" office:value="4667.65918" calcext:value-type="float">
            <text:p>4667.65918</text:p>
          </table:table-cell>
          <table:table-cell office:value-type="float" office:value="4027.512939" calcext:value-type="float">
            <text:p>4027.512939</text:p>
          </table:table-cell>
          <table:table-cell office:value-type="float" office:value="50539.230469" calcext:value-type="float">
            <text:p>50539.230469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2">
            <text:p>Low</text:p>
          </table:table-cell>
          <table:table-cell office:value-type="string" calcext:value-type="string">
            <text:p>Average Throughput (txns/ns)</text:p>
          </table:table-cell>
          <table:table-cell office:value-type="float" office:value="0.000092" calcext:value-type="float">
            <text:p>9.2E-05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11" calcext:value-type="float">
            <text:p>1.1E-05</text:p>
          </table:table-cell>
          <table:table-cell table:number-columns-repeated="2" office:value-type="float" office:value="0.000014" calcext:value-type="float">
            <text:p>1.4E-05</text:p>
          </table:table-cell>
          <table:table-cell table:number-columns-repeated="2" office:value-type="float" office:value="0.000008" calcext:value-type="float">
            <text:p>8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Average Throughput (txns/s)</text:p>
          </table:table-cell>
          <table:table-cell office:value-type="float" office:value="92155.007812" calcext:value-type="float">
            <text:p>92155.007812</text:p>
          </table:table-cell>
          <table:table-cell office:value-type="float" office:value="29594.306641" calcext:value-type="float">
            <text:p>29594.306641</text:p>
          </table:table-cell>
          <table:table-cell office:value-type="float" office:value="28503.289062" calcext:value-type="float">
            <text:p>28503.289062</text:p>
          </table:table-cell>
          <table:table-cell office:value-type="float" office:value="14372.100586" calcext:value-type="float">
            <text:p>14372.100586</text:p>
          </table:table-cell>
          <table:table-cell office:value-type="float" office:value="18660.476562" calcext:value-type="float">
            <text:p>18660.476562</text:p>
          </table:table-cell>
          <table:table-cell office:value-type="float" office:value="10724.844727" calcext:value-type="float">
            <text:p>10724.844727</text:p>
          </table:table-cell>
          <table:table-cell office:value-type="float" office:value="13604.729492" calcext:value-type="float">
            <text:p>13604.729492</text:p>
          </table:table-cell>
          <table:table-cell office:value-type="float" office:value="14285.929688" calcext:value-type="float">
            <text:p>14285.929688</text:p>
          </table:table-cell>
          <table:table-cell office:value-type="float" office:value="7839.189941" calcext:value-type="float">
            <text:p>7839.189941</text:p>
          </table:table-cell>
          <table:table-cell office:value-type="float" office:value="7618.383789" calcext:value-type="float">
            <text:p>7618.383789</text:p>
          </table:table-cell>
          <table:table-cell office:value-type="float" office:value="5262.038574" calcext:value-type="float">
            <text:p>5262.038574</text:p>
          </table:table-cell>
          <table:table-cell office:value-type="float" office:value="6644.799805" calcext:value-type="float">
            <text:p>6644.799805</text:p>
          </table:table-cell>
          <table:table-cell office:value-type="float" office:value="31235.384766" calcext:value-type="float">
            <text:p>31235.384766</text:p>
          </table:table-cell>
          <table:table-cell office:value-type="float" office:value="5494.387695" calcext:value-type="float">
            <text:p>5494.387695</text:p>
          </table:table-cell>
          <table:table-cell office:value-type="float" office:value="2309.02124" calcext:value-type="float">
            <text:p>2309.02124</text:p>
          </table:table-cell>
        </table:table-row>
        <table:table-row table:style-name="ro1">
          <table:table-cell/>
          <table:table-cell table:style-name="Default" table:number-columns-repeated="10"/>
          <table:table-cell table:number-columns-repeated="7"/>
        </table:table-row>
        <table:table-row table:style-name="ro1">
          <table:table-cell/>
          <table:table-cell office:value-type="string" calcext:value-type="string" table:number-columns-spanned="10" table:number-rows-spanned="1">
            <text:p>STM Transaction Implementation</text:p>
          </table:table-cell>
          <table:covered-table-cell table:number-columns-repeated="9"/>
          <table:table-cell table:number-columns-repeated="7"/>
        </table:table-row>
        <table:table-row table:style-name="ro1">
          <table:table-cell/>
          <table:table-cell office:value-type="string" calcext:value-type="string">
            <text:p>Contention Status</text:p>
          </table:table-cell>
          <table:table-cell office:value-type="string" calcext:value-type="string">
            <text:p>Thread Coun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2">
            <text:p>High</text:p>
          </table:table-cell>
          <table:table-cell office:value-type="string" calcext:value-type="string">
            <text:p>Average Throughput (txns/ns)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.000163" calcext:value-type="float">
            <text:p>0.000163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Average Throughput (txns/s)</text:p>
          </table:table-cell>
          <table:table-cell office:value-type="float" office:value="82589.460938" calcext:value-type="float">
            <text:p>82589.460938</text:p>
          </table:table-cell>
          <table:table-cell office:value-type="float" office:value="162715.5625" calcext:value-type="float">
            <text:p>162715.5625</text:p>
          </table:table-cell>
          <table:table-cell office:value-type="float" office:value="31718.537109" calcext:value-type="float">
            <text:p>31718.537109</text:p>
          </table:table-cell>
          <table:table-cell office:value-type="float" office:value="23429.859375" calcext:value-type="float">
            <text:p>23429.859375</text:p>
          </table:table-cell>
          <table:table-cell office:value-type="float" office:value="15881.53418" calcext:value-type="float">
            <text:p>15881.53418</text:p>
          </table:table-cell>
          <table:table-cell office:value-type="float" office:value="13922.542969" calcext:value-type="float">
            <text:p>13922.542969</text:p>
          </table:table-cell>
          <table:table-cell office:value-type="float" office:value="12395.321289" calcext:value-type="float">
            <text:p>12395.321289</text:p>
          </table:table-cell>
          <table:table-cell office:value-type="float" office:value="10570.805664" calcext:value-type="float">
            <text:p>10570.805664</text:p>
          </table:table-cell>
          <table:table-cell office:value-type="float" office:value="10209.482422" calcext:value-type="float">
            <text:p>10209.482422</text:p>
          </table:table-cell>
          <table:table-cell office:value-type="float" office:value="7963.34375" calcext:value-type="float">
            <text:p>7963.34375</text:p>
          </table:table-cell>
          <table:table-cell office:value-type="float" office:value="9036.780273" calcext:value-type="float">
            <text:p>9036.780273</text:p>
          </table:table-cell>
          <table:table-cell office:value-type="float" office:value="40762.066406" calcext:value-type="float">
            <text:p>40762.066406</text:p>
          </table:table-cell>
          <table:table-cell office:value-type="float" office:value="4538.916504" calcext:value-type="float">
            <text:p>4538.916504</text:p>
          </table:table-cell>
          <table:table-cell office:value-type="float" office:value="6200.39502" calcext:value-type="float">
            <text:p>6200.39502</text:p>
          </table:table-cell>
          <table:table-cell office:value-type="float" office:value="3255.375" calcext:value-type="float">
            <text:p>3255.375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2">
            <text:p>Low</text:p>
          </table:table-cell>
          <table:table-cell office:value-type="string" calcext:value-type="string">
            <text:p>Average Throughput (txns/ns)</text:p>
          </table:table-cell>
          <table:table-cell office:value-type="float" office:value="0.000404" calcext:value-type="float">
            <text:p>0.000404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.000015" calcext:value-type="float">
            <text:p>1.5E-05</text:p>
          </table:table-cell>
          <table:table-cell table:number-columns-repeated="2" office:value-type="float" office:value="0.000021" calcext:value-type="float">
            <text:p>2.1E-05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.000007" calcext:value-type="float">
            <text:p>7E-06</text:p>
          </table:table-cell>
          <table:table-cell table:number-columns-repeated="3" office:value-type="float" office:value="0.000005" calcext:value-type="float">
            <text:p>5E-06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Average Throughput (txns/s)</text:p>
          </table:table-cell>
          <table:table-cell office:value-type="float" office:value="404110.53125" calcext:value-type="float">
            <text:p>404110.53125</text:p>
          </table:table-cell>
          <table:table-cell office:value-type="float" office:value="40682.148438" calcext:value-type="float">
            <text:p>40682.148438</text:p>
          </table:table-cell>
          <table:table-cell office:value-type="float" office:value="30734.958984" calcext:value-type="float">
            <text:p>30734.958984</text:p>
          </table:table-cell>
          <table:table-cell office:value-type="float" office:value="14633.535156" calcext:value-type="float">
            <text:p>14633.535156</text:p>
          </table:table-cell>
          <table:table-cell office:value-type="float" office:value="20917.027344" calcext:value-type="float">
            <text:p>20917.027344</text:p>
          </table:table-cell>
          <table:table-cell office:value-type="float" office:value="21354.833984" calcext:value-type="float">
            <text:p>21354.833984</text:p>
          </table:table-cell>
          <table:table-cell office:value-type="float" office:value="11916.279297" calcext:value-type="float">
            <text:p>11916.279297</text:p>
          </table:table-cell>
          <table:table-cell office:value-type="float" office:value="62878.136719" calcext:value-type="float">
            <text:p>62878.136719</text:p>
          </table:table-cell>
          <table:table-cell office:value-type="float" office:value="8202.833984" calcext:value-type="float">
            <text:p>8202.833984</text:p>
          </table:table-cell>
          <table:table-cell office:value-type="float" office:value="37453.300781" calcext:value-type="float">
            <text:p>37453.300781</text:p>
          </table:table-cell>
          <table:table-cell office:value-type="float" office:value="6892.921875" calcext:value-type="float">
            <text:p>6892.921875</text:p>
          </table:table-cell>
          <table:table-cell office:value-type="float" office:value="5353.479004" calcext:value-type="float">
            <text:p>5353.479004</text:p>
          </table:table-cell>
          <table:table-cell office:value-type="float" office:value="4792.48584" calcext:value-type="float">
            <text:p>4792.48584</text:p>
          </table:table-cell>
          <table:table-cell office:value-type="float" office:value="4883.834473" calcext:value-type="float">
            <text:p>4883.834473</text:p>
          </table:table-cell>
          <table:table-cell office:value-type="float" office:value="3010.306152" calcext:value-type="float">
            <text:p>3010.306152</text:p>
          </table:table-cell>
        </table:table-row>
        <table:table-row table:style-name="ro1">
          <table:table-cell/>
          <table:table-cell table:style-name="Default" table:number-columns-repeated="10"/>
          <table:table-cell table:number-columns-repeated="7"/>
        </table:table-row>
        <table:table-row table:style-name="ro1">
          <table:table-cell/>
          <table:table-cell office:value-type="string" calcext:value-type="string" table:number-columns-spanned="10" table:number-rows-spanned="1">
            <text:p>HTM Transaction Implementation</text:p>
          </table:table-cell>
          <table:covered-table-cell table:number-columns-repeated="9"/>
          <table:table-cell table:number-columns-repeated="7"/>
        </table:table-row>
        <table:table-row table:style-name="ro1">
          <table:table-cell/>
          <table:table-cell office:value-type="string" calcext:value-type="string">
            <text:p>Contention Status</text:p>
          </table:table-cell>
          <table:table-cell office:value-type="string" calcext:value-type="string">
            <text:p>Thread Coun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2">
            <text:p>High</text:p>
          </table:table-cell>
          <table:table-cell office:value-type="string" calcext:value-type="string">
            <text:p>Average Throughput (txns/ns)</text:p>
          </table:table-cell>
          <table:table-cell office:value-type="float" office:value="0.0001" calcext:value-type="float">
            <text:p>1E-04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95" calcext:value-type="float">
            <text:p>9.5E-05</text:p>
          </table:table-cell>
          <table:table-cell office:value-type="float" office:value="0.000077" calcext:value-type="float">
            <text:p>7.7E-05</text:p>
          </table:table-cell>
          <table:table-cell office:value-type="float" office:value="0.000044" calcext:value-type="float">
            <text:p>4.4E-05</text:p>
          </table:table-cell>
          <table:table-cell table:number-columns-repeated="2" office:value-type="float" office:value="0.000006" calcext:value-type="float">
            <text:p>6E-06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.000004" calcext:value-type="float">
            <text:p>4E-06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Average Throughput (txns/s)</text:p>
          </table:table-cell>
          <table:table-cell office:value-type="float" office:value="99861.304688" calcext:value-type="float">
            <text:p>99861.304688</text:p>
          </table:table-cell>
          <table:table-cell office:value-type="float" office:value="36945.835938" calcext:value-type="float">
            <text:p>36945.835938</text:p>
          </table:table-cell>
          <table:table-cell office:value-type="float" office:value="35793.980469" calcext:value-type="float">
            <text:p>35793.980469</text:p>
          </table:table-cell>
          <table:table-cell office:value-type="float" office:value="15461.851562" calcext:value-type="float">
            <text:p>15461.851562</text:p>
          </table:table-cell>
          <table:table-cell office:value-type="float" office:value="23469.513672" calcext:value-type="float">
            <text:p>23469.513672</text:p>
          </table:table-cell>
          <table:table-cell office:value-type="float" office:value="17474.900391" calcext:value-type="float">
            <text:p>17474.900391</text:p>
          </table:table-cell>
          <table:table-cell office:value-type="float" office:value="95491.601562" calcext:value-type="float">
            <text:p>95491.601562</text:p>
          </table:table-cell>
          <table:table-cell office:value-type="float" office:value="77012.570312" calcext:value-type="float">
            <text:p>77012.570312</text:p>
          </table:table-cell>
          <table:table-cell office:value-type="float" office:value="43830.082031" calcext:value-type="float">
            <text:p>43830.082031</text:p>
          </table:table-cell>
          <table:table-cell office:value-type="float" office:value="5925.741211" calcext:value-type="float">
            <text:p>5925.741211</text:p>
          </table:table-cell>
          <table:table-cell office:value-type="float" office:value="5573.581543" calcext:value-type="float">
            <text:p>5573.581543</text:p>
          </table:table-cell>
          <table:table-cell office:value-type="float" office:value="50419.394531" calcext:value-type="float">
            <text:p>50419.394531</text:p>
          </table:table-cell>
          <table:table-cell office:value-type="float" office:value="4894.004883" calcext:value-type="float">
            <text:p>4894.004883</text:p>
          </table:table-cell>
          <table:table-cell office:value-type="float" office:value="3709.30127" calcext:value-type="float">
            <text:p>3709.30127</text:p>
          </table:table-cell>
          <table:table-cell office:value-type="float" office:value="4095.800537" calcext:value-type="float">
            <text:p>4095.800537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2">
            <text:p>Low</text:p>
          </table:table-cell>
          <table:table-cell office:value-type="string" calcext:value-type="string">
            <text:p>Average Throughput (txns/ns)</text:p>
          </table:table-cell>
          <table:table-cell office:value-type="float" office:value="0.000097" calcext:value-type="float">
            <text:p>9.7E-05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09" calcext:value-type="float">
            <text:p>9E-06</text:p>
          </table:table-cell>
          <table:table-cell table:number-columns-repeated="2" office:value-type="float" office:value="0.000013" calcext:value-type="float">
            <text:p>1.3E-05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Average Throughput (txns/s)</text:p>
          </table:table-cell>
          <table:table-cell office:value-type="float" office:value="97130.539062" calcext:value-type="float">
            <text:p>97130.539062</text:p>
          </table:table-cell>
          <table:table-cell office:value-type="float" office:value="42330.722656" calcext:value-type="float">
            <text:p>42330.722656</text:p>
          </table:table-cell>
          <table:table-cell office:value-type="float" office:value="28239.349609" calcext:value-type="float">
            <text:p>28239.349609</text:p>
          </table:table-cell>
          <table:table-cell office:value-type="float" office:value="17432.414062" calcext:value-type="float">
            <text:p>17432.414062</text:p>
          </table:table-cell>
          <table:table-cell office:value-type="float" office:value="12931.291016" calcext:value-type="float">
            <text:p>12931.291016</text:p>
          </table:table-cell>
          <table:table-cell office:value-type="float" office:value="17652.974609" calcext:value-type="float">
            <text:p>17652.974609</text:p>
          </table:table-cell>
          <table:table-cell office:value-type="float" office:value="13001.25293" calcext:value-type="float">
            <text:p>13001.25293</text:p>
          </table:table-cell>
          <table:table-cell office:value-type="float" office:value="9205" calcext:value-type="float">
            <text:p>9205</text:p>
          </table:table-cell>
          <table:table-cell office:value-type="float" office:value="13142.87207" calcext:value-type="float">
            <text:p>13142.87207</text:p>
          </table:table-cell>
          <table:table-cell office:value-type="float" office:value="13329.208008" calcext:value-type="float">
            <text:p>13329.208008</text:p>
          </table:table-cell>
          <table:table-cell office:value-type="float" office:value="9356.826172" calcext:value-type="float">
            <text:p>9356.826172</text:p>
          </table:table-cell>
          <table:table-cell office:value-type="float" office:value="6480.947754" calcext:value-type="float">
            <text:p>6480.947754</text:p>
          </table:table-cell>
          <table:table-cell office:value-type="float" office:value="4201.607422" calcext:value-type="float">
            <text:p>4201.607422</text:p>
          </table:table-cell>
          <table:table-cell office:value-type="float" office:value="5184.01123" calcext:value-type="float">
            <text:p>5184.01123</text:p>
          </table:table-cell>
          <table:table-cell office:value-type="float" office:value="3831.920898" calcext:value-type="float">
            <text:p>3831.920898</text:p>
          </table:table-cell>
        </table:table-row>
        <table:table-row table:style-name="ro1">
          <table:table-cell/>
          <table:table-cell table:style-name="Default" table:number-columns-repeated="10"/>
          <table:table-cell table:number-columns-repeated="7"/>
        </table:table-row>
        <table:table-row table:style-name="ro1">
          <table:table-cell/>
          <table:table-cell office:value-type="string" calcext:value-type="string" table:number-columns-spanned="10" table:number-rows-spanned="1">
            <text:p>Optimistic Transaction Implementation</text:p>
          </table:table-cell>
          <table:covered-table-cell table:number-columns-repeated="9"/>
          <table:table-cell table:number-columns-repeated="7"/>
        </table:table-row>
        <table:table-row table:style-name="ro1">
          <table:table-cell/>
          <table:table-cell office:value-type="string" calcext:value-type="string">
            <text:p>Contention Status</text:p>
          </table:table-cell>
          <table:table-cell office:value-type="string" calcext:value-type="string">
            <text:p>Thread Coun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2">
            <text:p>High</text:p>
          </table:table-cell>
          <table:table-cell office:value-type="string" calcext:value-type="string">
            <text:p>Average Throughput (txns/ns)</text:p>
          </table:table-cell>
          <table:table-cell office:value-type="float" office:value="0.000429" calcext:value-type="float">
            <text:p>0.000429</text:p>
          </table:table-cell>
          <table:table-cell office:value-type="float" office:value="0.000184" calcext:value-type="float">
            <text:p>0.000184</text:p>
          </table:table-cell>
          <table:table-cell office:value-type="float" office:value="0.000163" calcext:value-type="float">
            <text:p>0.000163</text:p>
          </table:table-cell>
          <table:table-cell office:value-type="float" office:value="0.00008" calcext:value-type="float">
            <text:p>8E-05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.000057" calcext:value-type="float">
            <text:p>5.7E-05</text:p>
          </table:table-cell>
          <table:table-cell table:number-columns-repeated="2" office:value-type="float" office:value="0.00001" calcext:value-type="float">
            <text:p>1E-05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Average Throughput (txns/s)</text:p>
          </table:table-cell>
          <table:table-cell office:value-type="float" office:value="429174.625" calcext:value-type="float">
            <text:p>429174.625</text:p>
          </table:table-cell>
          <table:table-cell office:value-type="float" office:value="183565.25" calcext:value-type="float">
            <text:p>183565.25</text:p>
          </table:table-cell>
          <table:table-cell office:value-type="float" office:value="163429.421875" calcext:value-type="float">
            <text:p>163429.421875</text:p>
          </table:table-cell>
          <table:table-cell office:value-type="float" office:value="79858.492188" calcext:value-type="float">
            <text:p>79858.492188</text:p>
          </table:table-cell>
          <table:table-cell office:value-type="float" office:value="101227.554688" calcext:value-type="float">
            <text:p>101227.554688</text:p>
          </table:table-cell>
          <table:table-cell office:value-type="float" office:value="54827.800781" calcext:value-type="float">
            <text:p>54827.800781</text:p>
          </table:table-cell>
          <table:table-cell office:value-type="float" office:value="56618.441406" calcext:value-type="float">
            <text:p>56618.441406</text:p>
          </table:table-cell>
          <table:table-cell office:value-type="float" office:value="9846.922852" calcext:value-type="float">
            <text:p>9846.922852</text:p>
          </table:table-cell>
          <table:table-cell office:value-type="float" office:value="10437.4375" calcext:value-type="float">
            <text:p>10437.4375</text:p>
          </table:table-cell>
          <table:table-cell office:value-type="float" office:value="15696.69043" calcext:value-type="float">
            <text:p>15696.69043</text:p>
          </table:table-cell>
          <table:table-cell office:value-type="float" office:value="6921.17334" calcext:value-type="float">
            <text:p>6921.17334</text:p>
          </table:table-cell>
          <table:table-cell office:value-type="float" office:value="4140.543945" calcext:value-type="float">
            <text:p>4140.543945</text:p>
          </table:table-cell>
          <table:table-cell office:value-type="float" office:value="7233.138184" calcext:value-type="float">
            <text:p>7233.138184</text:p>
          </table:table-cell>
          <table:table-cell office:value-type="float" office:value="4925.152832" calcext:value-type="float">
            <text:p>4925.152832</text:p>
          </table:table-cell>
          <table:table-cell office:value-type="float" office:value="3858.750977" calcext:value-type="float">
            <text:p>3858.750977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2">
            <text:p>Low</text:p>
          </table:table-cell>
          <table:table-cell office:value-type="string" calcext:value-type="string">
            <text:p>Average Throughput (txns/ns)</text:p>
          </table:table-cell>
          <table:table-cell office:value-type="float" office:value="0.00008" calcext:value-type="float">
            <text:p>8E-05</text:p>
          </table:table-cell>
          <table:table-cell office:value-type="float" office:value="0.000238" calcext:value-type="float">
            <text:p>0.000238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16" calcext:value-type="float">
            <text:p>1.6E-05</text:p>
          </table:table-cell>
          <table:table-cell table:number-columns-repeated="2" office:value-type="float" office:value="0.000013" calcext:value-type="float">
            <text:p>1.3E-05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.000004" calcext:value-type="float">
            <text:p>4E-06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Average Throughput (txns/s)</text:p>
          </table:table-cell>
          <table:table-cell office:value-type="float" office:value="79633.125" calcext:value-type="float">
            <text:p>79633.125</text:p>
          </table:table-cell>
          <table:table-cell office:value-type="float" office:value="238315.1875" calcext:value-type="float">
            <text:p>238315.1875</text:p>
          </table:table-cell>
          <table:table-cell office:value-type="float" office:value="29551.984375" calcext:value-type="float">
            <text:p>29551.984375</text:p>
          </table:table-cell>
          <table:table-cell office:value-type="float" office:value="22037.90625" calcext:value-type="float">
            <text:p>22037.90625</text:p>
          </table:table-cell>
          <table:table-cell office:value-type="float" office:value="17756.78125" calcext:value-type="float">
            <text:p>17756.78125</text:p>
          </table:table-cell>
          <table:table-cell office:value-type="float" office:value="15847.733398" calcext:value-type="float">
            <text:p>15847.733398</text:p>
          </table:table-cell>
          <table:table-cell office:value-type="float" office:value="13227.049805" calcext:value-type="float">
            <text:p>13227.049805</text:p>
          </table:table-cell>
          <table:table-cell office:value-type="float" office:value="12815.458984" calcext:value-type="float">
            <text:p>12815.458984</text:p>
          </table:table-cell>
          <table:table-cell office:value-type="float" office:value="103537.4375" calcext:value-type="float">
            <text:p>103537.4375</text:p>
          </table:table-cell>
          <table:table-cell office:value-type="float" office:value="15740.189453" calcext:value-type="float">
            <text:p>15740.189453</text:p>
          </table:table-cell>
          <table:table-cell office:value-type="float" office:value="7797.942871" calcext:value-type="float">
            <text:p>7797.942871</text:p>
          </table:table-cell>
          <table:table-cell office:value-type="float" office:value="7455.091309" calcext:value-type="float">
            <text:p>7455.091309</text:p>
          </table:table-cell>
          <table:table-cell office:value-type="float" office:value="5751.645508" calcext:value-type="float">
            <text:p>5751.645508</text:p>
          </table:table-cell>
          <table:table-cell table:style-name="ce4" office:value-type="float" office:value="4115.157227" calcext:value-type="float">
            <text:p>4115.157227</text:p>
          </table:table-cell>
          <table:table-cell office:value-type="float" office:value="4428.605957" calcext:value-type="float">
            <text:p>4428.6059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7">00/00/0000</text:date>, <text:time style:data-style-name="N2" text:time-value="18:30:12.5255323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7T17:55:01.006682091</meta:creation-date>
    <dc:date>2020-12-07T19:21:00.445817380</dc:date>
    <meta:editing-duration>PT59M56S</meta:editing-duration>
    <meta:editing-cycles>17</meta:editing-cycles>
    <meta:generator>LibreOffice/6.4.6.2$Linux_X86_64 LibreOffice_project/40$Build-2</meta:generator>
    <meta:document-statistic meta:table-count="1" meta:cell-count="420" meta:object-count="0"/>
  </office:meta>
</office:document-meta>
</file>